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swald" svg:font-family="Oswald" style:font-adornments="Обычный" style:font-pitch="variable"/>
    <style:font-face style:name="Bebas Neue Pro" svg:font-family="'Bebas Neue Pro'" style:font-family-generic="roman" style:font-pitch="variable"/>
    <style:font-face style:name="Bebas Neue Pro Middle" svg:font-family="'Bebas Neue Pro Middle'" style:font-family-generic="roman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Roboto Medium" svg:font-family="'Roboto Medium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Roboto Light" svg:font-family="'Roboto Light'" style:font-family-generic="system" style:font-pitch="variable"/>
    <style:font-face style:name="Roboto Medium1" svg:font-family="'Roboto Medium'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ing_5f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4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.js за 5 минут</text:p>
      <text:p text:style-name="_5f_text">Понимание того, что такое Node.js поможет вам лучше разобраться с npm. В двух словах — Node.js это интерпретатор языка JavaScript. Сам по себе Node.js является C++ приложением, которое получает на входе JavaScript-код и выполняет его.</text:p>
      <text:p text:style-name="_5f_text">Установка Node.js в Ubuntu 20.04</text:p>
      <text:p text:style-name="_5f_text">Есть три варианта установки:</text:p>
      <text:p text:style-name="_5f_heading_5f_4">Вариант 1 — Установка Node.js с помощью Apt из репозиториев по умолчанию</text:p>
      <text:p text:style-name="_5f_code">sudo apt update</text:p>
      <text:p text:style-name="_5f_code">sudo apt install nodejs</text:p>
      <text:p text:style-name="_5f_code">nodejs –v</text:p>
      <text:p text:style-name="_5f_code">Output</text:p>
      <text:p text:style-name="_5f_code">v10.19.0</text:p>
      <text:p text:style-name="_5f_code">sudo apt install npm</text:p>
      <text:p text:style-name="_5f_text">Обычно устанавливается достаточно старая версия</text:p>
      <text:p text:style-name="_5f_heading_5f_4">Вариант 2 — Установка Node.js с помощью Apt через архив NodeSource PPA</text:p>
      <text:p text:style-name="_5f_code">cd ~</text:p>
      <text:p text:style-name="_5f_code">curl -sL <text:a xlink:type="simple" xlink:href="https://deb.nodesource.com/setup_14.x%20-o%20nodesource_setup.sh" text:style-name="Internet_20_link" text:visited-style-name="Visited_20_Internet_20_Link"><text:span text:style-name="Internet_20_link">https://deb.nodesource.com/setup_14.x -o nodesource_setup.sh</text:span></text:a></text:p>
      <text:p text:style-name="_5f_code">sudo bash nodesource_setup.sh</text:p>
      <text:p text:style-name="_5f_code">sudo apt install nodejs</text:p>
      <text:p text:style-name="_5f_code">nodejs –v</text:p>
      <text:p text:style-name="_5f_code">Output</text:p>
      <text:p text:style-name="_5f_code">v10.19.0</text:p>
      <text:p text:style-name="_5f_text">Пакет NodeSource nodejs содержит двоичный код node и npm, так что не нужно устанавливать npm отдельно.</text:p>
      <text:p text:style-name="_5f_heading_5f_4">Вариант 3 — Установка Node с помощью Node Version Manager</text:p>
      <text:p text:style-name="_5f_text">Чтобы установить <text:span text:style-name="_5f_bold">NVM</text:span> на ваш сервер Ubuntu 20.04, откройте страницу проекта на GitHub (https://github.com/nvm-sh/nvm). Скопируйте команду curl из файла README, отображаемого на главной странице. Она позволит получить самую последнюю версию скрипта установки.</text:p>
      <text:p text:style-name="_5f_code">curl -o- https://raw.githubusercontent.com/nvm-sh/nvm/v0.35.3/install.sh | bash</text:p>
      <text:p text:style-name="_5f_text">Она устанавливает скрипт <text:span text:style-name="_5f_bold">nvm</text:span> для вашей учетной записи. Для его использования необходимо сначала получить ваш файл .<text:span text:style-name="_5f_bold">bashrc</text:span>:</text:p>
      <text:p text:style-name="_5f_code">source ~/.bashrc</text:p>
      <text:p text:style-name="_5f_text">команда <text:span text:style-name="_5f_bold">source</text:span> читает и выполняет команды из файла</text:p>
      <text:p text:style-name="_5f_text">Теперь вы можете спросить у <text:span text:style-name="_5f_bold">NVM</text:span>, какие версии <text:span text:style-name="_5f_bold">Node</text:span> доступны:</text:p>
      <text:p text:style-name="_5f_code">nvm list-remote</text:p>
      <text:p text:style-name="_5f_text">Смотрим что последнее и устанавливаем. Нам для тестирования лучше посвежее.</text:p>
      <text:p text:style-name="_5f_code">nvm install v14.1<text:span text:style-name="T2">1</text:span>.<text:span text:style-name="T2">0</text:span></text:p>
      <text:p text:style-name="_5f_text"><text:bookmark text:name="_GoBack"/>Всё ставится в пользовательскую папку. Никаких прав не требует.</text:p>
      <text:p text:style-name="_5f_text">Давайте создадим простую программу. Создайте файл helloworld.js и поместите в него следующий код:</text:p>
      <text:p text:style-name="_5f_code">console.log("Hello World");</text:p>
      <text:p text:style-name="_5f_text">Запускаем</text:p>
      <text:p text:style-name="_5f_code">node helloworld.js</text:p>
      <text:p text:style-name="_5f_text">Вместо helloworld.js может быть любой другой файл с JavaScript-кодом. Убедитесь, что у вас установлен Node.js. Результат выполнения программы будет выглядеть примерно так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swald" svg:font-family="Oswald" style:font-adornments="Обычный" style:font-pitch="variable"/>
    <style:font-face style:name="Bebas Neue Pro" svg:font-family="'Bebas Neue Pro'" style:font-family-generic="roman" style:font-pitch="variable"/>
    <style:font-face style:name="Bebas Neue Pro Middle" svg:font-family="'Bebas Neue Pro Middle'" style:font-family-generic="roman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Roboto Medium" svg:font-family="'Roboto Medium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Roboto Light" svg:font-family="'Roboto Light'" style:font-family-generic="system" style:font-pitch="variable"/>
    <style:font-face style:name="Roboto Medium1" svg:font-family="'Roboto Medium'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cm" fo:margin-bottom="0.499cm" style:contextual-spacing="false" fo:text-align="center" style:justify-single-word="false" style:page-number="auto">
        <style:tab-stops/>
      </style:paragraph-properties>
      <style:text-properties fo:text-transform="uppercase" style:font-name="Oswald" fo:font-family="Oswald" style:font-style-name="Обычный" style:font-pitch="variable" fo:font-size="18pt"/>
    </style:style>
    <style:style style:name="_5f_heading_5f_2" style:display-name="_heading_2" style:family="paragraph" style:parent-style-name="_5f_heading_5f_1">
      <style:text-properties fo:font-variant="normal" fo:text-transform="none" fo:font-size="16pt"/>
    </style:style>
    <style:style style:name="_5f_code" style:display-name="_code" style:family="paragraph" style:master-page-name="">
      <style:paragraph-properties fo:margin-left="0.101cm" fo:margin-right="0cm" fo:margin-top="0cm" fo:margin-bottom="0.199cm" style:contextual-spacing="true" fo:text-indent="0cm" style:auto-text-indent="false" style:page-number="auto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4pt"/>
    </style:style>
    <style:style style:name="_5f_heading_5f_4" style:display-name="_heading_4" style:family="paragraph" style:parent-style-name="_5f_heading_5f_3">
      <style:text-properties fo:font-size="12pt"/>
    </style:style>
    <style:style style:name="Default_20_Paragraph_20_Font" style:display-name="Default Paragraph Font" style:family="text"/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F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1</meta:editing-cycles>
    <meta:print-date>1970-01-01T03:00:00</meta:print-date>
    <meta:creation-date>2019-07-03T13:26:00</meta:creation-date>
    <dc:date>2020-09-18T23:48:26.924000000</dc:date>
    <meta:editing-duration>P6DT15H27M25S</meta:editing-duration>
    <meta:generator>LibreOffice/7.0.1.2$Windows_X86_64 LibreOffice_project/7cbcfc562f6eb6708b5ff7d7397325de9e764452</meta:generator>
    <meta:document-statistic meta:table-count="0" meta:image-count="0" meta:object-count="0" meta:page-count="1" meta:paragraph-count="37" meta:word-count="270" meta:character-count="1968" meta:non-whitespace-character-count="173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